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style:tab-stops>
          <style:tab-stop style:position="13.785cm" style:type="char" style:char=","/>
        </style:tab-stops>
      </style:paragraph-properties>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5" style:family="paragraph" style:parent-style-name="Standard">
      <style:text-properties fo:font-size="8pt" style:font-size-asian="8pt" style:font-size-complex="8pt"/>
    </style:style>
    <style:style style:name="P6"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cm" fo:margin-right="0.093cm" fo:text-align="start" style:justify-single-word="false" fo:text-indent="0cm" style:auto-text-indent="false" text:number-lines="false" text:line-number="0"/>
    </style:style>
    <style:style style:name="P11"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15"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16"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dslog </text:p>
      <text:p text:style-name="Standard"/>
      <text:p text:style-name="P5">09:30-10:30 <text:tab/>(3/12 -14) <text:tab/><text:tab/>Uppgift 1<text:tab/><text:tab/>Planerat genomförandet av laboration 2 1DV404 – Användningsfall</text:p>
      <text:p text:style-name="P5">10:30-11:30<text:tab/>(3/12 -14)<text:tab/><text:tab/>Uppgift 2<text:tab/><text:tab/>Satt grunderna för ett ”säljande” visionsdokument.</text:p>
      <text:p text:style-name="P5">12:00-20:00<text:tab/>(3/12 -14)<text:tab/><text:tab/>Uppgift 2-3<text:tab/>Repeterar föreläsningar för att få en bättre bild om vad den här labben ska uppnå.</text:p>
      <text:p text:style-name="P5"><text:tab/><text:tab/><text:tab/><text:tab/><text:tab/><text:tab/>Arbeta om visionsdokument men tanke på möjlighet att ”bygga” användningsfall.</text:p>
      <text:p text:style-name="P5"/>
      <text:p text:style-name="Standard"/>
      <text:p text:style-name="Standard"/>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Standard"><text:tab/><text:tab/><text:tab/></text:p>
      <text:p text:style-name="P1"/>
      <text:p text:style-name="P2"><text:tab/> <text:s text:c="79"/>Kalkyltid<text:tab/> <text:s text:c="7"/>Verklig tid<text:tab/></text:p>
      <text:p text:style-name="P4">Uppgift 1 - Planera<text:tab/>01:00<text:tab/>H:m<text:tab/>01:00 H:m<text:tab/></text:p>
      <text:p text:style-name="P4">Uppgift 2 - Vision<text:tab/>01:00<text:tab/>H:m<text:tab/>01:00 H:m<text:tab/></text:p>
      <text:p text:style-name="P4">Uppgift 3 - Användningsfall<text:tab/>02:00<text:tab/>H:m</text:p>
      <text:p text:style-name="P4">Uppgift 4 - Dokumentera användningsfall<text:tab/>02:00<text:tab/>H:m</text:p>
      <text:p text:style-name="P4">Uppgift 5 - Kommunicera med kunden<text:tab/>01:00<text:tab/>H:m<text:tab/></text:p>
      <text:p text:style-name="P4">Uppgift 6 - Revidera<text:tab/>01:30<text:tab/>H:m<text:tab/><text:tab/></text:p>
      <text:p text:style-name="P4">Uppgift 7 – Supplemantary specification<text:tab/>01:00<text:tab/>H:m<text:tab/><text:tab/></text:p>
      <text:p text:style-name="P4"><text:s/></text:p>
      <text:p text:style-name="P4"/>
      <text:p text:style-name="P4"><text:tab/><text:tab/><text:tab/></text:p>
      <text:p text:style-name="P3"><text:tab/><text:tab/><text:tab/></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2 – Vision - Första Release Gymnastiktävlingssystem</text:p>
      <text:p text:style-name="P6"/>
      <text:p text:style-name="P6"><text:tab/>Version 1.0</text:p>
      <text:list xml:id="list5430260972902178786" text:style-name="L1">
        <text:list-header>
          <text:p text:style-name="P11"/>
        </text:list-header>
        <text:list-item>
          <text:p text:style-name="P11"><text:tab/>Systemet möjliggör att en ”övergripande” <text:span text:style-name="T1">systemadministratör</text:span>, utsedd av gymnastikligan, <text:s/>har möjlighet att administrera klubbar genom att logga in via systemets webbplats.</text:p>
        </text:list-item>
        <text:list-item>
          <text:p text:style-name="P11">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11">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11">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11">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11">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11">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Uppgift 3 – Användningsfall<text:tab/><text:tab/>(Use-cases ← visionsdokument)</text:p>
      <text:p text:style-name="P6"/>
      <text:p text:style-name="P6"><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8">Aktör</text:p>
          </table:table-cell>
          <table:table-cell table:style-name="Tabell1.C1" office:value-type="string">
            <text:p text:style-name="P8">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gistr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egistr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10">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9">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9">Skickar förfrågan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9">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9">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9">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Systemadministratören mailar en inbjudan till blivande klubbadministratör.</text:p>
      <text:p text:style-name="P6"/>
      <text:p text:style-name="P6">Berättelse/Scenario</text:p>
      <text:p text:style-name="P14">Per = Systemadministratör.</text:p>
      <text:p text:style-name="P14">Kalle = ”blivande” klubbadministratör</text:p>
      <text:p text:style-name="P14"/>
      <text:p text:style-name="P14">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text:p>
      <text:p text:style-name="P6"/>
      <text:p text:style-name="P6">Pre</text:p>
      <text:p text:style-name="P14">e-postadress till blivande klubbadministratör.</text:p>
      <text:p text:style-name="P6"/>
      <text:p text:style-name="P6">Post</text:p>
      <text:p text:style-name="P14">En ny klubb har tillkommit till systemet.</text:p>
      <text:p text:style-name="P6"/>
      <text:p text:style-name="P6">Primär</text:p>
      <text:p text:style-name="P13"><text:tab/></text:p>
      <text:list xml:id="list7272316367706599403" text:style-name="L2">
        <text:list-item>
          <text:list>
            <text:list-item>
              <text:list>
                <text:list-item>
                  <text:p text:style-name="P16">Systemadministratör bjuder in blivande klubbadministratör som medlem av systemet.</text:p>
                </text:list-item>
                <text:list-item>
                  <text:p text:style-name="P16">Blivande klubbadministratör får en inbjudan skickad till sig via sin e-postadress som är lämnad till Systemadministratören.</text:p>
                </text:list-item>
                <text:list-item>
                  <text:p text:style-name="P16">Blivande klubbadministratör fyller i samtliga uppgifter i formulär som nås via länken som han fått via inbjudan.</text:p>
                </text:list-item>
                <text:list-item>
                  <text:p text:style-name="P16">Innan systemet tar emot uppgifterna kommer dessa att valideras.</text:p>
                </text:list-item>
                <text:list-item>
                  <text:p text:style-name="P16">Systemet skickar meddelande till <text:s/>Systemadministratören genom att event triggas när ett nytt lag inkommit i systemet.</text:p>
                </text:list-item>
              </text:list>
            </text:list-item>
          </text:list>
        </text:list-item>
      </text:list>
      <text:p text:style-name="P15"/>
      <text:p text:style-name="P13">Alternativt flöde:</text:p>
      <text:p text:style-name="P15"/>
      <text:p text:style-name="P6"/>
      <text:p text:style-name="P6"/>
      <text:p text:style-name="P6"/>
      <text:p text:style-name="P6"/>
      <text:p text:style-name="P6"/>
      <text:p text:style-name="P6"/>
      <text:p text:style-name="P6"><text:soft-page-break/></text:p>
      <text:p text:style-name="P6"/>
      <text:p text:style-name="P6">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Klubbadministratören mailar en inbjudan till blivande lagadministratör.</text:p>
      <text:p text:style-name="P6"/>
      <text:p text:style-name="P6">Berättelse/Scenario</text:p>
      <text:p text:style-name="P14">Kalle = klubbadministratör</text:p>
      <text:p text:style-name="P14">Greta = ”blivande” lagadministratör</text:p>
      <text:p text:style-name="P6"/>
      <text:p text:style-name="P14">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text:p>
      <text:p text:style-name="P6"/>
      <text:p text:style-name="P6">Pre</text:p>
      <text:p text:style-name="P14">e-postadress till blivande lagadministratör</text:p>
      <text:p text:style-name="P6">Post</text:p>
      <text:p text:style-name="P7"><text:span text:style-name="T2">En ny lagadministratör </text:span><text:span text:style-name="T2">har tillkommit i systemet</text:span></text:p>
      <text:p text:style-name="P6"/>
      <text:p text:style-name="P6">Primär</text:p>
      <text:p text:style-name="P13"><text:tab/></text:p>
      <text:list xml:id="list1076776201" text:continue-numbering="true" text:style-name="L2">
        <text:list-item>
          <text:list>
            <text:list-item>
              <text:list>
                <text:list-item>
                  <text:p text:style-name="P16">Klubbadministratör bjuder in blivande lagadministratör som medlem av systemet.</text:p>
                </text:list-item>
                <text:list-item>
                  <text:p text:style-name="P16">Blivande lagadministratör får en inbjudan skickad till sig via sin e-postadress från klubbadministratören</text:p>
                </text:list-item>
                <text:list-item>
                  <text:p text:style-name="P16">Blivande lagadministratör fyller i samtliga uppgifter i formulär som nås via länken som han fått via inbjudan.</text:p>
                </text:list-item>
                <text:list-item>
                  <text:p text:style-name="P16">Innan systemet tar emot uppgifterna kommer dessa att valideras.</text:p>
                </text:list-item>
                <text:list-item>
                  <text:p text:style-name="P16">Systemet skickar meddelande till klubbadministratören och systemadministratören genom att event triggas när ett nytt lag inkommit i systemet.</text:p>
                </text:list-item>
              </text:list>
            </text:list-item>
          </text:list>
        </text:list-item>
      </text:list>
      <text:p text:style-name="P15"/>
      <text:p text:style-name="P13">Alternativt flöde:</text:p>
      <text:p text:style-name="P1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4T09:02:43</dc:date>
    <dc:creator>Andréas  Anemyr</dc:creator>
    <meta:editing-duration>PT11H2M21S</meta:editing-duration>
    <meta:editing-cycles>12</meta:editing-cycles>
    <meta:generator>OpenOffice/4.1.1$Unix OpenOffice.org_project/411m6$Build-9775</meta:generator>
    <meta:document-statistic meta:table-count="1" meta:image-count="0" meta:object-count="0" meta:page-count="5" meta:paragraph-count="124" meta:word-count="984" meta:character-count="6949"/>
  </office:meta>
</office:document-meta>
</file>